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0300000274B8B9470298E6ED4B.png" manifest:media-type="image/png"/>
  <manifest:file-entry manifest:full-path="Pictures/100000000000030A0000025B15EE934A89165AD0.png" manifest:media-type="image/png"/>
  <manifest:file-entry manifest:full-path="Pictures/1000000000000055000000DD2ED6413518FE198A.png" manifest:media-type="image/png"/>
  <manifest:file-entry manifest:full-path="Pictures/10000000000002FB0000027730612D4C479C1B4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8.25pt" style:font-size-asian="16pt" style:font-size-complex="18.25pt"/>
    </style:style>
    <style:style style:name="P2" style:family="paragraph" style:parent-style-name="Standard">
      <style:text-properties fo:font-size="18.25pt" officeooo:rsid="00006ffe" officeooo:paragraph-rsid="00006ffe" style:font-size-asian="16pt" style:language-asian="zh" style:country-asian="CN" style:font-size-complex="18.25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第一步:</text:p>
      <text:p text:style-name="P2"><draw:frame draw:style-name="fr1" draw:name="图像1" text:anchor-type="paragraph" svg:width="17cm" svg:height="13.174cm" draw:z-index="0"><draw:image xlink:href="Pictures/100000000000030A0000025B15EE934A89165AD0.png" xlink:type="simple" xlink:show="embed" xlink:actuate="onLoad"/></draw:frame></text:p>
      <text:p text:style-name="P2">第二步</text:p>
      <text:p text:style-name="P2"><draw:frame draw:style-name="fr2" draw:name="图像2" text:anchor-type="paragraph" svg:x="0.603cm" svg:y="0.212cm" svg:width="2.249cm" svg:height="5.847cm" draw:z-index="1"><draw:image xlink:href="Pictures/1000000000000055000000DD2ED6413518FE198A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第三</text:p>
      <text:p text:style-name="P2"><draw:frame draw:style-name="fr1" draw:name="图像3" text:anchor-type="paragraph" svg:width="17cm" svg:height="14.058cm" draw:z-index="2"><draw:image xlink:href="Pictures/10000000000002FB0000027730612D4C479C1B4E.png" xlink:type="simple" xlink:show="embed" xlink:actuate="onLoad"/></draw:frame></text:p>
      <text:p text:style-name="P2"/>
      <text:p text:style-name="P2"><draw:frame draw:style-name="fr2" draw:name="图像4" text:anchor-type="paragraph" svg:x="-0.635cm" svg:y="0.91cm" svg:width="17cm" svg:height="13.847cm" draw:z-index="3"><draw:image xlink:href="Pictures/100000000000030300000274B8B9470298E6ED4B.png" xlink:type="simple" xlink:show="embed" xlink:actuate="onLoad"/></draw:frame><text:soft-page-break/>第四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M39S</meta:editing-duration>
    <meta:editing-cycles>3</meta:editing-cycles>
    <meta:generator>LibreOffice/5.3.0.3$Windows_X86_64 LibreOffice_project/7074905676c47b82bbcfbea1aeefc84afe1c50e1</meta:generator>
    <dc:date>2018-03-02T10:52:18.615000000</dc:date>
    <meta:document-statistic meta:table-count="0" meta:image-count="4" meta:object-count="0" meta:page-count="3" meta:paragraph-count="4" meta:word-count="11" meta:character-count="11" meta:non-whitespace-character-count="11"/>
    <meta:user-defined meta:name="Info 1"/>
    <meta:user-defined meta:name="Info 2"/>
    <meta:user-defined meta:name="Info 3"/>
    <meta:user-defined meta:name="Info 4"/>
  </office:meta>
</office:document-meta>
</file>